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91in" style:page-number="auto"/>
      <style:text-properties fo:font-size="7.44999980926514pt" style:font-size-asian="7.44999980926514pt" style:font-size-complex="7.44999980926514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5"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6" style:family="paragraph" style:parent-style-name="Body_20_text_20__28_2_29_" style:master-page-name="">
      <style:paragraph-properties fo:margin-left="0in" fo:margin-right="0in" fo:margin-top="0in" fo:margin-bottom="0in" loext:contextual-spacing="false" fo:text-align="justify" style:justify-single-word="false" fo:text-indent="0.1252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text-align="start" style:justify-single-word="false" fo:text-indent="0.1252in" style:auto-text-indent="false" style:page-number="auto"/>
    </style:style>
    <style:style style:name="P8" style:family="paragraph" style:parent-style-name="Body_20_text_20__28_3_29_" style:master-page-name="PageStyle0">
      <style:paragraph-properties fo:margin-left="0.111in" fo:margin-right="0in" fo:margin-top="0in" fo:margin-bottom="0.0516in" loext:contextual-spacing="false" fo:line-height="0.111in" fo:text-indent="0in" style:auto-text-indent="false" style:page-number="1"/>
    </style:style>
    <style:style style:name="P9" style:family="paragraph" style:parent-style-name="Heading_20__23_1" style:master-page-name="">
      <style:paragraph-properties fo:margin-left="0.111in" fo:margin-right="0in" fo:margin-top="0in" fo:margin-bottom="0in" loext:contextual-spacing="false" fo:line-height="0.1665in" fo:keep-together="always" fo:text-indent="0in" style:auto-text-indent="false" style:page-number="auto" fo:keep-with-next="alway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3957in" fo:margin-right="2.0252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957in" fo:margin-right="2.0362in" style:editable="false">
        <style:columns fo:column-count="2" fo:column-gap="0.0709in">
          <style:column style:rel-width="32767*" fo:start-indent="0in" fo:end-indent="0.0354in"/>
          <style:column style:rel-width="32768*" fo:start-indent="0.0354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8"><text:span text:style-name="CharStyle4">THE SECOND EPISTLE OF</text:span></text:p>
        <text:h text:style-name="P9" text:outline-level="1"><text:bookmark-start text:name="bookmark0"/><text:span text:style-name="CharStyle9">JOHN</text:span><text:bookmark-end text:name="bookmark0"/></text:h>
      </text:section>
      <text:section text:style-name="Sect2" text:name="Section1">
        <text:p text:style-name="P2"/>
        <text:p text:style-name="P1"/>
      </text:section>
      <text:section text:style-name="Sect3" text:name="Section2">
        <text:p text:style-name="Body_20_text_20__28_4_29__20__2b__20_DropCap1">I<text:span text:style-name="CharStyle11">The presbyter, to the elect Lady and her children whom I love in the Truth (and not only I but all who know the Truth) a for the sake of the Truth which remains within us and will be </text:span><text:span text:style-name="CharStyle13">3</text:span><text:span text:style-name="CharStyle11"> with us for ever: grace, mercy, peace will be with us from God the Father and from Jesus Christ the Son of the Father, in truth and love.</text:span></text:p>
        <text:p text:style-name="P4"><text:span text:style-name="CharStyle15">4 I was overjoyed to find some of your children leading the true Life, as we were commanded to </text:span><text:span text:style-name="CharStyle16">5</text:span><text:span text:style-name="CharStyle15"> do by the Father. And now I entreat you, Lady—not as though I were writing you any new command, it is the com­mand which we have had from the very beginning—let us love </text:span><text:span text:style-name="CharStyle16">6</text:span><text:span text:style-name="CharStyle15"> one another. To live by his commands, that is what love means: and the command is, live in love as you have learned to do 7 from the very beginning. I say this, because a number of im­postors have emerged in the</text:span></text:p>
        <text:p text:style-name="P5"><text:span text:style-name="CharStyle15">world, men who will not ac­knowledge the coming of Jesus Christ in the flesh; that marks the real ‘impostor’ and ‘anti­christ.’ Watch yourselves; you </text:span><text:span text:style-name="CharStyle16">8 </text:span><text:span text:style-name="CharStyle15">must not lose what you have been working for, but gain your full reward. Anyone who is </text:span><text:span text:style-name="CharStyle16">9 </text:span><text:span text:style-name="CharStyle15">‘advanced’ and will not remain by the doctrine of Christ, does not possess God: he who re­mains by the doctrine of Christ possesses both the Father and Son. If anyone comes to you io and does not bring this doctrine, do not admit him to the house —do not even greet him, for he n who greets him shares in his wicked work.</text:span></text:p>
        <text:p text:style-name="P6"><text:span text:style-name="CharStyle15">I have a great deal to write 12 to you, but I do not mean to use paper and ink; I hope to visit you and have a talk with you, so that our joy may be com­plete.</text:span></text:p>
        <text:p text:style-name="P7"><text:span text:style-name="CharStyle15">The children of your elect 13 Sister greet you.</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pt" fo:font-style="normal" style:text-underline-style="none" fo:font-weight="bold" style:font-name-asian="Georgia" style:font-family-asian="Georgia" style:font-size-asian="8pt" style:font-style-asian="normal" style:font-weight-asian="bold" style:font-name-complex="Georgia" style:font-family-complex="Georgia" style:font-size-complex="8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Sylfaen" fo:font-family="Sylfaen" fo:font-size="8.5pt" fo:font-style="normal" style:text-underline-style="none" fo:font-weight="normal" style:font-name-asian="Sylfaen" style:font-family-asian="Sylfaen" style:font-size-asian="8.5pt" style:font-style-asian="normal" style:font-weight-asian="normal" style:font-name-complex="Sylfaen" style:font-family-complex="Sylfaen" style:font-size-complex="8.5pt" style:font-style-complex="normal" style:font-weight-complex="normal"/>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39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line-height="0.1272in" fo:text-align="end"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indent="0.139in" style:auto-text-indent="false" style:page-number="auto">
        <style:drop-cap style:lines="2" style:distance="0.0571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pt" fo:font-style="normal" style:text-underline-style="none" fo:font-weight="bold" style:font-name-asian="Georgia" style:font-family-asian="Georgia" style:font-size-asian="8pt" style:font-style-asian="normal" style:font-weight-asian="bold" style:font-name-complex="Georgia" style:font-family-complex="Georgia" style:font-size-complex="8pt" style:font-style-complex="normal" style:font-weight-complex="bold"/>
    </style:style>
    <style:style style:name="CharStyle6" style:family="text" style:parent-style-name="DefaultFontStyle">
      <style:text-properties style:text-line-through-style="none" style:text-line-through-type="none" style:font-name="Sylfaen" fo:font-family="Sylfaen" fo:font-size="8.5pt" fo:font-style="normal" style:text-underline-style="none" fo:font-weight="normal" style:font-name-asian="Sylfaen" style:font-family-asian="Sylfaen" style:font-size-asian="8.5pt" style:font-style-asian="normal" style:font-weight-asian="normal" style:font-name-complex="Sylfaen" style:font-family-complex="Sylfaen" style:font-size-complex="8.5pt" style:font-style-complex="normal" style:font-weight-complex="normal"/>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4%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13" style:family="text" style:parent-style-name="CharStyle11">
      <style:text-properties fo:color="#000000" style:text-position="0% 100%" style:font-name="Sylfaen" fo:font-family="Sylfaen" fo:font-size="9pt" fo:letter-spacing="normal" fo:language="en" fo:country="US" style:font-name-asian="Sylfaen" style:font-family-asian="Sylfaen" style:font-size-asian="9pt" style:language-asian="en" style:country-asian="US" style:font-name-complex="Sylfaen" style:font-family-complex="Sylfaen" style:font-size-complex="9pt" style:language-complex="en" style:country-complex="US" style:text-scale="100%"/>
    </style:style>
    <style:style style:name="CharStyle1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6" style:family="text" style:parent-style-name="CharStyle15">
      <style:text-properties fo:color="#000000" style:text-position="0% 100%" style:font-name="Sylfaen" fo:font-family="Sylfaen" fo:font-size="9pt" fo:letter-spacing="normal" fo:language="en" fo:country="US" style:font-name-asian="Sylfaen" style:font-family-asian="Sylfaen" style:font-size-asian="9pt" style:language-asian="en" style:country-asian="US" style:font-name-complex="Sylfaen" style:font-family-complex="Sylfaen" style:font-size-complex="9pt"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547in" fo:margin-left="0in" fo:margin-right="0in" fo:margin-bottom="0in"/>
      </style:header-style>
      <style:footer-style>
        <style:header-footer-properties fo:min-height="6.0016in" fo:margin-left="0in" fo:margin-right="0in" fo:margin-top="6.0016in"/>
      </style:footer-style>
    </style:page-layout>
  </office:automatic-styles>
  <office:master-styles>
    <style:master-page style:name="Standard" style:page-layout-name="Mpm1"/>
    <style:master-page style:name="PageStyle0" style:page-layout-name="Mpm2">
      <style:header>
        <text:p text:style-name="MP1"/>
      </style:header>
      <style:footer>
        <text:p text:style-name="MP2"><draw:frame draw:style-name="Mfr1" draw:name="Frame1" text:anchor-type="paragraph" svg:x="4.3256in" svg:y="7.4181in" draw:z-index="0"><draw:text-box fo:min-height="0.0902in" fo:min-width="0.1736in"><text:p text:style-name="MP3"><text:span text:style-name="CharStyle7">305</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1" meta:paragraph-count="8" meta:word-count="325" meta:character-count="1598" meta:non-whitespace-character-count="1283"/>
    <meta:generator>LibreOffice/4.4.5.2$Windows_x86 LibreOffice_project/a22f674fd25a3b6f45bdebf25400ed2adff0ff99</meta:generator>
  </office:meta>
</office:document-meta>
</file>